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6f3" officeooo:paragraph-rsid="000f66f3"/>
    </style:style>
    <style:style style:name="P2" style:family="paragraph" style:parent-style-name="Standard">
      <style:text-properties style:font-name="FreeMono" fo:font-size="10pt" officeooo:rsid="000f66f3" officeooo:paragraph-rsid="000f66f3" style:font-size-asian="10pt" style:font-size-complex="10pt"/>
    </style:style>
    <style:style style:name="P3" style:family="paragraph" style:parent-style-name="Standard">
      <style:text-properties style:font-name="FreeMono" fo:font-size="10pt" fo:font-weight="bold" officeooo:rsid="000f66f3" officeooo:paragraph-rsid="000f66f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annel.by.name</text:p>
      <text:p text:style-name="P2">fernseher auf {channel} umschalten</text:p>
      <text:p text:style-name="P2">fernseher umschalten auf {channel}</text:p>
      <text:p text:style-name="P2">fernseher programm {channel}</text:p>
      <text:p text:style-name="P2">fernseher sendername {channel}</text:p>
      <text:p text:style-name="P2">fernseher sender name {channel}</text:p>
      <text:p text:style-name="P2"/>
      <text:p text:style-name="P3">channel.by.dialog</text:p>
      <text:p text:style-name="P2">fernseher senderliste</text:p>
      <text:p text:style-name="P2">fernseher senderauswahl</text:p>
      <text:p text:style-name="P2"/>
      <text:p text:style-name="P3">next_channel</text:p>
      <text:p text:style-name="P2">fernseher nächster sender</text:p>
      <text:p text:style-name="P2">fernseher nächster kanal</text:p>
      <text:p text:style-name="P2">fernseher weiter</text:p>
      <text:p text:style-name="P2">fernseher nächster</text:p>
      <text:p text:style-name="P2"/>
      <text:p text:style-name="P3">pos</text:p>
      <text:p text:style-name="P2">fernseher sender {pos_nr}</text:p>
      <text:p text:style-name="P2">fernseher kanal {pos_nr}</text:p>
      <text:p text:style-name="P2"/>
      <text:p text:style-name="P3">dtv.intent</text:p>
      <text:p text:style-name="P2">fernseher (antenne | empfänger)</text:p>
      <text:p text:style-name="P2"/>
      <text:p text:style-name="P3">hdmi.intent</text:p>
      <text:p text:style-name="P2">fernseher (videorecorder | externe quelle | kodi)</text:p>
      <text:p text:style-name="P2"/>
      <text:p text:style-name="P3">settings.json</text:p>
      <text:p text:style-name="P2">{</text:p>
      <text:p text:style-name="P2"><text:s text:c="4"/>"__mycroft_skill_firstrun": false,</text:p>
      <text:p text:style-name="P2"><text:s text:c="4"/>"tv": "192.168.178.91",</text:p>
      <text:p text:style-name="P2"><text:s text:c="4"/>"port": 55000,</text:p>
      <text:p text:style-name="P2"><text:s text:c="4"/>"placement": "Stube",</text:p>
      <text:p text:style-name="P2"><text:s text:c="4"/>"method": "legacy",</text:p>
      <text:p text:style-name="P2"><text:s text:c="4"/>"rc_name": "Ovos",</text:p>
      <text:p text:style-name="P2"><text:s text:c="4"/>"description_rc": "Beschreibung",</text:p>
      <text:p text:style-name="P2"><text:s text:c="4"/>"translations": {</text:p>
      <text:p text:style-name="P2"><text:s text:c="8"/>"hoch": "UP",</text:p>
      <text:p text:style-name="P2"><text:s text:c="8"/>"höher": "UP",</text:p>
      <text:p text:style-name="P2"><text:s text:c="8"/>"rauf": "UP",</text:p>
      <text:p text:style-name="P2"><text:s text:c="8"/>"nach_oben": "UP",</text:p>
      <text:p text:style-name="P2"><text:s text:c="8"/>"tiefer": "DOWN",</text:p>
      <text:p text:style-name="P2"><text:s text:c="8"/>"runter": "DOWN",</text:p>
      <text:p text:style-name="P2"><text:s text:c="8"/>"nach_unten": "DOWN",</text:p>
      <text:p text:style-name="P2"><text:s text:c="8"/>"links": "LEFT",</text:p>
      <text:p text:style-name="P2"><text:s text:c="8"/>"rechts": "RIGHT",</text:p>
      <text:p text:style-name="P2"><text:s text:c="8"/>"nehmen": "ENTER",</text:p>
      <text:p text:style-name="P2"><text:s text:c="8"/>"verlassen": "EXIT"</text:p>
      <text:p text:style-name="P2"><text:s text:c="4"/>},</text:p>
      <text:p text:style-name="P2"><text:s text:c="4"/>"channels": {</text:p>
      <text:p text:style-name="P2"><text:s text:c="8"/>"das_erste": 1,</text:p>
      <text:p text:style-name="P2"><text:s text:c="8"/>"erstes_programm": 1,</text:p>
      <text:p text:style-name="P2"><text:s text:c="8"/>"zdf": 2,</text:p>
      <text:p text:style-name="P2"><text:s text:c="8"/>"zweites_programm": 2,</text:p>
      <text:p text:style-name="P2"><text:s text:c="8"/>"ndr": 101,</text:p>
      <text:p text:style-name="P2"><text:s text:c="8"/>"3sat": 11,</text:p>
      <text:p text:style-name="P2"><text:s text:c="8"/>"arte": 153,</text:p>
      <text:p text:style-name="P2"><text:s text:c="8"/>"one": 127,</text:p>
      <text:p text:style-name="P2"><text:s text:c="8"/>"zdf_neo": 202,</text:p>
      <text:p text:style-name="P2"><text:s text:c="8"/>"phoenix": 152,</text:p>
      <text:p text:style-name="P2"><text:s text:c="8"/>"phönix": 152,</text:p>
      <text:p text:style-name="P2"><text:s text:c="8"/>"zdf_info": 201,</text:p>
      <text:p text:style-name="P2"><text:s text:c="8"/>"vox": 1204,</text:p>
      <text:p text:style-name="P2"><text:s text:c="8"/>"sat_1": 1205,</text:p>
      <text:p text:style-name="P2"><text:s text:c="8"/>"pro_sieben": 1206,</text:p>
      <text:p text:style-name="P2"><text:s text:c="8"/>"pro_7": 1206,</text:p>
      <text:p text:style-name="P2"><text:s text:c="8"/>"prosieben": 1206,</text:p>
      <text:p text:style-name="P2"><text:s text:c="8"/>"kabel_1": 1207,</text:p>
      <text:p text:style-name="P2"><text:s text:c="8"/>"rtl": 315,</text:p>
      <text:p text:style-name="P2"><text:s text:c="8"/>"rtl_2": 1209,</text:p>
      <text:p text:style-name="P2"><text:s text:c="8"/>"super_rtl": 1219,</text:p>
      <text:p text:style-name="P2"><text:s text:c="8"/>"ntv": 1264,</text:p>
      <text:p text:style-name="P2"><text:s text:c="8"/>"rtl_nitro": 1265,</text:p>
      <text:p text:style-name="P2"><text:s text:c="8"/>"rbb": 24,</text:p>
      <text:p text:style-name="P2"><text:s text:c="8"/>"br": 31,</text:p>
      <text:p text:style-name="P2"><text:s text:c="8"/>"bayerischer_rundfunk": 31,</text:p>
      <text:p text:style-name="P2"><text:s text:c="8"/>"hr": 32,</text:p>
      <text:p text:style-name="P2"><text:s text:c="8"/>"hessischer_rundfunk": 32,</text:p>
      <text:p text:style-name="P2"><text:s text:c="8"/>"bw": 33,</text:p>
      <text:p text:style-name="P2"><text:s text:c="8"/>"baden-württemberg": 33,</text:p>
      <text:p text:style-name="P2"><text:s text:c="8"/>"wdr": 110,</text:p>
      <text:p text:style-name="P2"><text:s text:c="8"/>"westdeutscher_rundfunk": 110,</text:p>
      <text:p text:style-name="P2"><text:s text:c="8"/>"mdr": 115,</text:p>
      <text:p text:style-name="P2"><text:s text:c="8"/>"mitteldeutscher_rundfunk": 115,</text:p>
      <text:p text:style-name="P2"><text:s text:c="8"/>"ard_alpha": 125,</text:p>
      <text:p text:style-name="P2"><text:s text:c="8"/>"tagesschau_24": 126,</text:p>
      <text:p text:style-name="P2"><text:s text:c="8"/>"radio_bremen": 1128</text:p>
      <text:p text:style-name="P2"><text:s text:c="4"/>}</text:p>
      <text:p text:style-name="P2">}</text:p>
      <text:p text:style-name="P2"/>
      <text:p text:style-name="P2">#<text:span text:style-name="T1">#Handlers</text:span></text:p>
      <text:p text:style-name="P3">#basic handlers</text:p>
      <text:p text:style-name="P2"><text:s text:c="4"/>@intent_handler('channel.by.name.intent')</text:p>
      <text:p text:style-name="P2"><text:s text:c="4"/>def handle_channel_by_name(self, message):</text:p>
      <text:p text:style-name="P2"><text:s text:c="8"/>channel = message.data.get('channel')</text:p>
      <text:p text:style-name="P2"><text:s text:c="8"/>self.switch_by_channel_name(channel)</text:p>
      <text:p text:style-name="P2"/>
      <text:p text:style-name="P2"><text:s text:c="4"/>@intent_handler('next_channel.intent')</text:p>
      <text:p text:style-name="P2"><text:s text:c="4"/>def handle_next_channel(self):</text:p>
      <text:p text:style-name="P2"><text:s text:c="8"/>keycode = "CHUP"</text:p>
      <text:p text:style-name="P2"><text:s text:c="8"/>self.send_keycode(keycode)</text:p>
      <text:p text:style-name="P2"/>
      <text:p text:style-name="P2"><text:s text:c="4"/>@intent_handler('prev_channel.intent')</text:p>
      <text:p text:style-name="P2"><text:s text:c="4"/>def handle_prev_channel(self):</text:p>
      <text:p text:style-name="P2"><text:s text:c="8"/>keycode = "CHDOWN"</text:p>
      <text:p text:style-name="P2"><text:s text:c="8"/>self.send_keycode(keycode)</text:p>
      <text:p text:style-name="P2"/>
      <text:p text:style-name="P2"><text:s text:c="4"/>@intent_handler('pos.intent')</text:p>
      <text:p text:style-name="P2"><text:s text:c="4"/>def handle_switch_to_pos(self, message):</text:p>
      <text:p text:style-name="P2"><text:s text:c="8"/>pos = message.data.get('pos_nr')</text:p>
      <text:p text:style-name="P2"><text:s text:c="8"/>pos = extract_number(pos); pos=str(int(pos))</text:p>
      <text:p text:style-name="P2"><text:s text:c="8"/>self.send_channel_pos(pos)</text:p>
      <text:p text:style-name="P2"/>
      <text:p text:style-name="P2"><text:s text:c="4"/>@intent_handler('vol_up.intent')</text:p>
      <text:p text:style-name="P2"><text:s text:c="4"/>def handle_vol_up(self):</text:p>
      <text:p text:style-name="P2"><text:s text:c="8"/>keycode = "VOLUP"</text:p>
      <text:p text:style-name="P2"><text:s text:c="8"/>self.send_keycode(keycode)</text:p>
      <text:p text:style-name="P2"/>
      <text:p text:style-name="P2"><text:s text:c="4"/>@intent_handler('vol_down.intent')</text:p>
      <text:p text:style-name="P2"><text:s text:c="4"/>def handle_vol_down(self):</text:p>
      <text:p text:style-name="P2"><text:s text:c="8"/>keycode = "VOLDOWN"</text:p>
      <text:p text:style-name="P2"><text:s text:c="8"/>self.send_keycode(keycode)</text:p>
      <text:p text:style-name="P2"/>
      <text:p text:style-name="P2"><text:s text:c="4"/>@intent_handler('menu_leave.intent')</text:p>
      <text:p text:style-name="P2"><text:s text:c="4"/>def handle_menu_leave(self):</text:p>
      <text:p text:style-name="P2"><text:s text:c="8"/>keycode = "EXIT"</text:p>
      <text:p text:style-name="P2"><text:s text:c="8"/>self.send_keycode(keycode)</text:p>
      <text:p text:style-name="P2"/>
      <text:p text:style-name="P2"><text:s text:c="4"/>@intent_handler('info.intent')</text:p>
      <text:p text:style-name="P2"><text:s text:c="4"/>def handle_info(self):</text:p>
      <text:p text:style-name="P2"><text:s text:c="8"/>keycode = "INFO"</text:p>
      <text:p text:style-name="P2"><text:s text:c="8"/>self.send_keycode(keycode)</text:p>
      <text:p text:style-name="P2"/>
      <text:p text:style-name="P2"><text:s text:c="4"/>@intent_handler('poweroff.intent')</text:p>
      <text:p text:style-name="P2"><text:s text:c="4"/>def handle_poweroff(self):</text:p>
      <text:p text:style-name="P2"><text:s text:c="8"/>keycode = "POWEROFF"</text:p>
      <text:p text:style-name="P2"><text:s text:c="8"/>self.send_keycode(keycode)</text:p>
      <text:p text:style-name="P2"/>
      <text:p text:style-name="P2">#dialog handlers</text:p>
      <text:p text:style-name="P2"><text:s text:c="4"/>@intent_handler('channel_by_dialog.intent')</text:p>
      <text:p text:style-name="P2"><text:s text:c="4"/>def handle_channel_by_dialog(self, message):</text:p>
      <text:p text:style-name="P2"><text:s text:c="8"/>self.speak_dialog('howto.control.cursor')</text:p>
      <text:p text:style-name="P2"><text:s text:c="8"/>time.sleep(6)</text:p>
      <text:p text:style-name="P2"><text:soft-page-break/><text:s text:c="8"/>#move = self.explain_cursor_moves(self.translations)</text:p>
      <text:p text:style-name="P2"><text:s text:c="8"/>keycode = "CH_LIST"</text:p>
      <text:p text:style-name="P2"><text:s text:c="8"/>self.send_keycode(keycode)</text:p>
      <text:p text:style-name="P2"><text:s text:c="8"/>move = ""</text:p>
      <text:p text:style-name="P2"><text:s text:c="8"/>self.cursor_recursion(move)</text:p>
      <text:p text:style-name="P2"/>
      <text:p text:style-name="P2"><text:s text:c="4"/>@intent_handler('program_guide_dialog.intent')</text:p>
      <text:p text:style-name="P2"><text:s text:c="4"/>def handle_program_guide(self):</text:p>
      <text:p text:style-name="P2"><text:s text:c="8"/>keycode = "GUIDE"</text:p>
      <text:p text:style-name="P2"><text:s text:c="8"/>self.send_keycode(keycode)</text:p>
      <text:p text:style-name="P2"><text:s text:c="8"/>move = self.explain_cursor_moves(self.translations)</text:p>
      <text:p text:style-name="P2"><text:s text:c="8"/>self.cursor_recursion(move)</text:p>
      <text:p text:style-name="P2"/>
      <text:p text:style-name="P2"><text:s text:c="4"/>@intent_handler('source_dialog.intent')</text:p>
      <text:p text:style-name="P2"><text:s text:c="4"/>def handle_source(self):</text:p>
      <text:p text:style-name="P2"><text:s text:c="8"/>keycode = "SOURCE"</text:p>
      <text:p text:style-name="P2"><text:s text:c="8"/>self.send_keycode(keycode)</text:p>
      <text:p text:style-name="P2"><text:s text:c="8"/>move = self.explain_cursor_moves_source()</text:p>
      <text:p text:style-name="P2"><text:s text:c="8"/>self.cursor_recursion(move)</text:p>
      <text:p text:style-name="P2"/>
      <text:p text:style-name="P2"><text:s text:c="4"/>@intent_handler('smarthub_dialog.intent')</text:p>
      <text:p text:style-name="P2"><text:s text:c="4"/>def handle_smarthub(self):</text:p>
      <text:p text:style-name="P2"><text:s text:c="8"/>keycode = "CONTENTS"</text:p>
      <text:p text:style-name="P2"><text:s text:c="8"/>self.send_keycode(keycode)</text:p>
      <text:p text:style-name="P2"><text:s text:c="8"/>move = self.explain_cursor_moves()</text:p>
      <text:p text:style-name="P2"><text:s text:c="8"/>self.cursor_recursion(move)</text:p>
      <text:p text:style-name="P2"/>
      <text:p text:style-name="P2"><text:s text:c="4"/>@intent_handler('tools.intent')</text:p>
      <text:p text:style-name="P2"><text:s text:c="4"/>def handle_tools(self):</text:p>
      <text:p text:style-name="P2"><text:s text:c="8"/>keycode = "TOOLS"</text:p>
      <text:p text:style-name="P2"><text:s text:c="8"/>self.send_keycode(keycode)</text:p>
      <text:p text:style-name="P2"><text:s text:c="8"/>move = self.explain_cursor_moves()</text:p>
      <text:p text:style-name="P2"><text:s text:c="8"/>self.cursor_recursion(move)</text:p>
      <text:p text:style-name="P2"/>
      <text:p text:style-name="P2">#recording and playback handlers</text:p>
      <text:p text:style-name="P2"><text:s text:c="4"/>@intent_handler('pause.intent')</text:p>
      <text:p text:style-name="P2"><text:s text:c="4"/>def handle_timeshift_or_pause(self):</text:p>
      <text:p text:style-name="P2"><text:s text:c="8"/>keycode = "PAUSE"</text:p>
      <text:p text:style-name="P2"><text:s text:c="8"/>self.send_keycode(keycode)</text:p>
      <text:p text:style-name="P2"/>
      <text:p text:style-name="P2"><text:s text:c="4"/>@intent_handler('play.intent')</text:p>
      <text:p text:style-name="P2"><text:s text:c="4"/>def handle_playing(self):</text:p>
      <text:p text:style-name="P2"><text:s text:c="8"/>keycode = "PLAY"</text:p>
      <text:p text:style-name="P2"><text:s text:c="8"/>self.send_keycode(keycode)</text:p>
      <text:p text:style-name="P2"/>
      <text:p text:style-name="P2"><text:s text:c="4"/>@intent_handler('stop.intent')</text:p>
      <text:p text:style-name="P2"><text:s text:c="4"/>def handle_stop(self):</text:p>
      <text:p text:style-name="P2"><text:s text:c="8"/>keycode = "STOP"</text:p>
      <text:p text:style-name="P2"><text:s text:c="8"/>self.send_keycode(keycode)</text:p>
      <text:p text:style-name="P2"/>
      <text:p text:style-name="P2"><text:s text:c="4"/>@intent_handler('record.intent')</text:p>
      <text:p text:style-name="P2"><text:s text:c="4"/>def handle_recording(self):</text:p>
      <text:p text:style-name="P2"><text:s text:c="8"/>keycode = "REC"</text:p>
      <text:p text:style-name="P2"><text:s text:c="8"/>self.send_keycode(keycode)</text:p>
      <text:p text:style-name="P2"/>
      <text:p text:style-name="P2"><text:s text:c="4"/>@intent_handler('rewind.intent')</text:p>
      <text:p text:style-name="P2"><text:s text:c="4"/>def handle_recording(self):</text:p>
      <text:p text:style-name="P2"><text:s text:c="8"/>keycode = "REWIND"</text:p>
      <text:p text:style-name="P2"><text:s text:c="8"/>self.send_keycode(keycode)</text:p>
      <text:p text:style-name="P2"/>
      <text:p text:style-name="P2"><text:s text:c="4"/>@intent_handler('fastforward.intent')</text:p>
      <text:p text:style-name="P2"><text:s text:c="4"/>def handle_recording(self):</text:p>
      <text:p text:style-name="P2"><text:s text:c="8"/>keycode = "FF"</text:p>
      <text:p text:style-name="P2"><text:s text:c="8"/>self.send_keycode(keycode)</text:p>
      <text:p text:style-name="P2"/>
      <text:p text:style-name="P2">#source handlers</text:p>
      <text:p text:style-name="P2"><text:s text:c="4"/>@intent_handler('hdmi.intent')</text:p>
      <text:p text:style-name="P2"><text:s text:c="4"/>def handle_recording(self):</text:p>
      <text:p text:style-name="P2"><text:s text:c="8"/>keycode = "HDMI"</text:p>
      <text:p text:style-name="P2"><text:s text:c="8"/>self.send_keycode(keycode)</text:p>
      <text:p text:style-name="P2"/>
      <text:p text:style-name="P2"><text:s text:c="4"/>@intent_handler('dtv.intent')</text:p>
      <text:p text:style-name="P2"><text:s text:c="4"/>def handle_recording(self):</text:p>
      <text:p text:style-name="P2"><text:s text:c="8"/>keycode = "DTV"</text:p>
      <text:p text:style-name="P2"><text:s text:c="8"/>self.send_keycode(keycode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2" fo:column-gap="0.801cm">
          <style:column style:rel-width="32767*" fo:start-indent="0cm" fo:end-indent="0.4cm"/>
          <style:column style:rel-width="32768*" fo:start-indent="0.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8:45:05.404554877</meta:creation-date>
    <dc:date>2024-06-14T18:56:50.161513949</dc:date>
    <meta:editing-duration>PT45S</meta:editing-duration>
    <meta:editing-cycles>1</meta:editing-cycles>
    <meta:document-statistic meta:table-count="0" meta:image-count="0" meta:object-count="0" meta:page-count="2" meta:paragraph-count="190" meta:word-count="371" meta:character-count="5468" meta:non-whitespace-character-count="4219"/>
    <meta:generator>LibreOffice/24.2.3.2$Linux_X86_64 LibreOffice_project/420$Build-2</meta:generator>
  </office:meta>
</office:document-meta>
</file>